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25cm" fo:min-width="3.3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22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35cm" svg:stroke-color="#800080" draw:marker-start-width="0.252cm" draw:marker-end-width="0.252cm" draw:fill="none" draw:textarea-horizontal-align="justify" draw:textarea-vertical-align="middle" draw:auto-grow-height="false" fo:min-height="0.35cm" fo:min-width="1.053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53cm" svg:stroke-color="#acb20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35cm" svg:stroke-color="#800080" draw:marker-start-width="0.252cm" draw:marker-end-width="0.252cm" draw:fill="none" draw:textarea-horizontal-align="justify" draw:textarea-vertical-align="middle" draw:auto-grow-height="false" fo:min-height="0.351cm" fo:min-width="1.053cm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Dash"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dash" draw:stroke-dash="Dash" svg:stroke-width="0.053cm" svg:stroke-color="#acb20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Dash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dash" draw:stroke-dash="Dash" svg:stroke-width="0.053cm" svg:stroke-color="#00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35cm" svg:stroke-color="#acb20c" draw:marker-start-width="0.252cm" draw:marker-end-width="0.252cm" draw:fill="none" draw:fill-color="#ff4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acb20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ff0000" draw:marker-start-width="0.252cm" draw:marker-end-width="0.252cm" draw:fill="none" draw:fill-color="#ff4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0.06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4000"/>
      <style:paragraph-properties fo:text-align="center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175cm" svg:x="2.587cm" svg:y="4.492cm">
          <text:p text:style-name="P1">PC</text:p>
          <text:p text:style-name="P1">Power</text:p>
          <text:p text:style-name="P1">Suppl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175cm" svg:x="2.587cm" svg:y="8.62cm">
          <text:p text:style-name="P1">Pixel</text:p>
          <text:p text:style-name="P1">Controller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4cm" svg:height="0.727cm" svg:x="12.007cm" svg:y="6.63cm">
          <draw:text-box>
            <text:p text:style-name="P2"><text:span text:style-name="T1">4-Pin Conn</text:span><text:span text:style-name="T1"><text:line-break/></text:span><text:span text:style-name="T1">Style “B”</text:span></text:p>
          </draw:text-box>
        </draw:frame>
        <draw:g>
          <draw:g>
            <draw:custom-shape draw:style-name="gr3" draw:text-style-name="P1" draw:layer="layout" svg:width="0.635cm" svg:height="0.635cm" svg:x="9.886cm" svg:y="8.5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635cm" svg:height="0.635cm" svg:x="9.886cm" svg:y="7.6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635cm" svg:height="0.635cm" svg:x="9.886cm" svg:y="9.5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635cm" svg:height="0.635cm" svg:x="9.886cm" svg:y="10.4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635cm" svg:height="0.635cm" svg:x="9.886cm" svg:y="11.4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4" draw:layer="layout" svg:x1="9.886cm" svg:y1="7.307cm" svg:x2="9.886cm" svg:y2="11.752cm">
              <text:p/>
            </draw:line>
            <draw:line draw:style-name="gr5" draw:text-style-name="P4" draw:layer="layout" svg:x1="10.204cm" svg:y1="8.259cm" svg:x2="10.204cm" svg:y2="8.577cm">
              <text:p/>
            </draw:line>
            <draw:line draw:style-name="gr5" draw:text-style-name="P4" draw:layer="layout" svg:x1="10.204cm" svg:y1="7.306cm" svg:x2="10.204cm" svg:y2="7.624cm">
              <text:p/>
            </draw:line>
            <draw:line draw:style-name="gr5" draw:text-style-name="P4" draw:layer="layout" svg:x1="10.204cm" svg:y1="9.212cm" svg:x2="10.204cm" svg:y2="9.53cm">
              <text:p/>
            </draw:line>
            <draw:line draw:style-name="gr5" draw:text-style-name="P4" draw:layer="layout" svg:x1="10.204cm" svg:y1="10.164cm" svg:x2="10.204cm" svg:y2="10.482cm">
              <text:p/>
            </draw:line>
            <draw:line draw:style-name="gr5" draw:text-style-name="P4" draw:layer="layout" svg:x1="10.204cm" svg:y1="11.117cm" svg:x2="10.204cm" svg:y2="11.435cm">
              <text:p/>
            </draw:line>
            <draw:line draw:style-name="gr5" draw:text-style-name="P4" draw:layer="layout" svg:x1="10.204cm" svg:y1="12.069cm" svg:x2="10.204cm" svg:y2="12.387cm">
              <text:p/>
            </draw:line>
            <draw:line draw:style-name="gr5" draw:text-style-name="P4" draw:layer="layout" svg:x1="10.839cm" svg:y1="7.307cm" svg:x2="10.839cm" svg:y2="12.387cm">
              <text:p/>
            </draw:line>
            <draw:line draw:style-name="gr5" draw:text-style-name="P4" draw:layer="layout" svg:x1="10.839cm" svg:y1="12.387cm" svg:x2="10.204cm" svg:y2="12.387cm">
              <text:p/>
            </draw:line>
            <draw:line draw:style-name="gr6" draw:text-style-name="P4" draw:layer="layout" svg:x1="10.521cm" svg:y1="7.307cm" svg:x2="10.521cm" svg:y2="11.752cm">
              <text:p/>
            </draw:line>
          </draw:g>
          <draw:line draw:style-name="gr4" draw:text-style-name="P4" draw:layer="layout" svg:x1="9.886cm" svg:y1="7.308cm" svg:x2="9.886cm" svg:y2="11.753cm">
            <text:p/>
          </draw:line>
          <draw:custom-shape draw:style-name="gr7" draw:text-style-name="P4" draw:layer="layout" svg:width="1.587cm" svg:height="0.634cm" svg:x="9.569cm" svg:y="6.6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2.54cm" svg:height="0.727cm" svg:x="9.146cm" svg:y="6.629cm">
            <draw:text-box>
              <text:p text:style-name="P2"><text:span text:style-name="T1">4-Pin Conn</text:span><text:span text:style-name="T1"><text:line-break/></text:span><text:span text:style-name="T1">Style “A”</text:span></text:p>
            </draw:text-box>
          </draw:frame>
          <draw:frame draw:style-name="gr2" draw:text-style-name="P3" draw:layer="layout" svg:width="2.54cm" svg:height="0.489cm" draw:transform="rotate (1.5695745963185) translate (9.394cm 10.798cm)">
            <draw:text-box>
              <text:p text:style-name="P2"><text:span text:style-name="T1">5V Pixels</text:span></text:p>
            </draw:text-box>
          </draw:frame>
        </draw:g>
        <draw:g>
          <draw:g>
            <draw:custom-shape draw:style-name="gr3" draw:text-style-name="P1" draw:layer="layout" svg:width="0.635cm" svg:height="0.635cm" svg:x="12.736cm" svg:y="8.6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635cm" svg:height="0.635cm" svg:x="12.736cm" svg:y="7.6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635cm" svg:height="0.635cm" svg:x="12.736cm" svg:y="9.5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635cm" svg:height="0.635cm" svg:x="12.736cm" svg:y="10.5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635cm" svg:height="0.635cm" svg:x="12.736cm" svg:y="11.4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4" draw:layer="layout" svg:x1="12.736cm" svg:y1="7.342cm" svg:x2="12.736cm" svg:y2="11.787cm">
              <text:p/>
            </draw:line>
            <draw:line draw:style-name="gr5" draw:text-style-name="P4" draw:layer="layout" svg:x1="13.054cm" svg:y1="8.294cm" svg:x2="13.054cm" svg:y2="8.612cm">
              <text:p/>
            </draw:line>
            <draw:line draw:style-name="gr5" draw:text-style-name="P4" draw:layer="layout" svg:x1="13.054cm" svg:y1="7.341cm" svg:x2="13.054cm" svg:y2="7.659cm">
              <text:p/>
            </draw:line>
            <draw:line draw:style-name="gr5" draw:text-style-name="P4" draw:layer="layout" svg:x1="13.054cm" svg:y1="9.247cm" svg:x2="13.054cm" svg:y2="9.565cm">
              <text:p/>
            </draw:line>
            <draw:line draw:style-name="gr5" draw:text-style-name="P4" draw:layer="layout" svg:x1="13.054cm" svg:y1="10.199cm" svg:x2="13.054cm" svg:y2="10.517cm">
              <text:p/>
            </draw:line>
            <draw:line draw:style-name="gr5" draw:text-style-name="P4" draw:layer="layout" svg:x1="13.054cm" svg:y1="11.152cm" svg:x2="13.054cm" svg:y2="11.47cm">
              <text:p/>
            </draw:line>
            <draw:line draw:style-name="gr5" draw:text-style-name="P4" draw:layer="layout" svg:x1="13.054cm" svg:y1="12.104cm" svg:x2="13.054cm" svg:y2="12.422cm">
              <text:p/>
            </draw:line>
            <draw:line draw:style-name="gr5" draw:text-style-name="P4" draw:layer="layout" svg:x1="13.689cm" svg:y1="7.342cm" svg:x2="13.689cm" svg:y2="12.422cm">
              <text:p/>
            </draw:line>
            <draw:line draw:style-name="gr5" draw:text-style-name="P4" draw:layer="layout" svg:x1="13.689cm" svg:y1="12.422cm" svg:x2="13.054cm" svg:y2="12.422cm">
              <text:p/>
            </draw:line>
            <draw:line draw:style-name="gr8" draw:text-style-name="P4" draw:layer="layout" svg:x1="13.371cm" svg:y1="7.342cm" svg:x2="13.371cm" svg:y2="11.787cm">
              <text:p/>
            </draw:line>
          </draw:g>
          <draw:custom-shape draw:style-name="gr9" draw:text-style-name="P4" draw:layer="layout" svg:width="1.587cm" svg:height="0.635cm" svg:x="12.418cm" svg:y="6.7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2.54cm" svg:height="0.489cm" draw:transform="rotate (1.5695745963185) translate (12.244cm 10.834cm)">
            <draw:text-box>
              <text:p text:style-name="P2"><text:span text:style-name="T1">12V Pixels</text:span></text:p>
            </draw:text-box>
          </draw:frame>
        </draw:g>
        <draw:frame draw:style-name="gr2" draw:text-style-name="P3" draw:layer="layout" svg:width="2.54cm" svg:height="0.727cm" svg:x="17.827cm" svg:y="6.673cm">
          <draw:text-box>
            <text:p text:style-name="P2"><text:span text:style-name="T1">4-Pin Conn</text:span><text:span text:style-name="T1"><text:line-break/></text:span><text:span text:style-name="T1">Style “B”</text:span></text:p>
          </draw:text-box>
        </draw:frame>
        <draw:g>
          <draw:g>
            <draw:custom-shape draw:style-name="gr3" draw:text-style-name="P1" draw:layer="layout" svg:width="0.635cm" svg:height="0.635cm" svg:x="15.605cm" svg:y="8.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635cm" svg:height="0.635cm" svg:x="15.605cm" svg:y="7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635cm" svg:height="0.635cm" svg:x="15.605cm" svg:y="9.5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635cm" svg:height="0.635cm" svg:x="15.605cm" svg:y="10.5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635cm" svg:height="0.635cm" svg:x="15.605cm" svg:y="11.4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4" draw:layer="layout" svg:x1="15.605cm" svg:y1="7.35cm" svg:x2="15.605cm" svg:y2="11.795cm">
              <text:p/>
            </draw:line>
            <draw:line draw:style-name="gr5" draw:text-style-name="P4" draw:layer="layout" svg:x1="15.923cm" svg:y1="8.302cm" svg:x2="15.923cm" svg:y2="8.62cm">
              <text:p/>
            </draw:line>
            <draw:line draw:style-name="gr5" draw:text-style-name="P4" draw:layer="layout" svg:x1="15.923cm" svg:y1="7.349cm" svg:x2="15.923cm" svg:y2="7.667cm">
              <text:p/>
            </draw:line>
            <draw:line draw:style-name="gr5" draw:text-style-name="P4" draw:layer="layout" svg:x1="15.923cm" svg:y1="9.255cm" svg:x2="15.923cm" svg:y2="9.573cm">
              <text:p/>
            </draw:line>
            <draw:line draw:style-name="gr5" draw:text-style-name="P4" draw:layer="layout" svg:x1="15.923cm" svg:y1="10.207cm" svg:x2="15.923cm" svg:y2="10.525cm">
              <text:p/>
            </draw:line>
            <draw:line draw:style-name="gr5" draw:text-style-name="P4" draw:layer="layout" svg:x1="15.923cm" svg:y1="11.16cm" svg:x2="15.923cm" svg:y2="11.478cm">
              <text:p/>
            </draw:line>
            <draw:line draw:style-name="gr5" draw:text-style-name="P4" draw:layer="layout" svg:x1="15.923cm" svg:y1="12.112cm" svg:x2="15.923cm" svg:y2="12.43cm">
              <text:p/>
            </draw:line>
            <draw:line draw:style-name="gr5" draw:text-style-name="P4" draw:layer="layout" svg:x1="16.558cm" svg:y1="7.35cm" svg:x2="16.558cm" svg:y2="12.43cm">
              <text:p/>
            </draw:line>
            <draw:line draw:style-name="gr5" draw:text-style-name="P4" draw:layer="layout" svg:x1="16.558cm" svg:y1="12.43cm" svg:x2="15.923cm" svg:y2="12.43cm">
              <text:p/>
            </draw:line>
            <draw:line draw:style-name="gr6" draw:text-style-name="P4" draw:layer="layout" svg:x1="16.24cm" svg:y1="7.35cm" svg:x2="16.24cm" svg:y2="11.795cm">
              <text:p/>
            </draw:line>
          </draw:g>
          <draw:line draw:style-name="gr4" draw:text-style-name="P4" draw:layer="layout" svg:x1="15.605cm" svg:y1="7.351cm" svg:x2="15.605cm" svg:y2="11.796cm">
            <text:p/>
          </draw:line>
          <draw:custom-shape draw:style-name="gr7" draw:text-style-name="P4" draw:layer="layout" svg:width="1.587cm" svg:height="0.634cm" svg:x="15.288cm" svg:y="6.7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2.54cm" svg:height="0.727cm" svg:x="14.865cm" svg:y="6.672cm">
            <draw:text-box>
              <text:p text:style-name="P2"><text:span text:style-name="T1">4-Pin Conn</text:span><text:span text:style-name="T1"><text:line-break/></text:span><text:span text:style-name="T1">Style “A”</text:span></text:p>
            </draw:text-box>
          </draw:frame>
          <draw:frame draw:style-name="gr2" draw:text-style-name="P3" draw:layer="layout" svg:width="2.54cm" svg:height="0.489cm" draw:transform="rotate (1.5695745963185) translate (15.113cm 10.841cm)">
            <draw:text-box>
              <text:p text:style-name="P2"><text:span text:style-name="T1">5V Pixels</text:span></text:p>
            </draw:text-box>
          </draw:frame>
        </draw:g>
        <draw:g>
          <draw:g>
            <draw:custom-shape draw:style-name="gr3" draw:text-style-name="P1" draw:layer="layout" svg:width="0.635cm" svg:height="0.635cm" svg:x="18.462cm" svg:y="8.5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635cm" svg:height="0.635cm" svg:x="18.462cm" svg:y="7.6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635cm" svg:height="0.635cm" svg:x="18.462cm" svg:y="9.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635cm" svg:height="0.635cm" svg:x="18.462cm" svg:y="10.4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635cm" svg:height="0.635cm" svg:x="18.462cm" svg:y="11.4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4" draw:layer="layout" svg:x1="18.462cm" svg:y1="7.308cm" svg:x2="18.462cm" svg:y2="11.753cm">
              <text:p/>
            </draw:line>
            <draw:line draw:style-name="gr5" draw:text-style-name="P4" draw:layer="layout" svg:x1="18.78cm" svg:y1="8.26cm" svg:x2="18.78cm" svg:y2="8.578cm">
              <text:p/>
            </draw:line>
            <draw:line draw:style-name="gr5" draw:text-style-name="P4" draw:layer="layout" svg:x1="18.78cm" svg:y1="7.307cm" svg:x2="18.78cm" svg:y2="7.625cm">
              <text:p/>
            </draw:line>
            <draw:line draw:style-name="gr5" draw:text-style-name="P4" draw:layer="layout" svg:x1="18.78cm" svg:y1="9.213cm" svg:x2="18.78cm" svg:y2="9.531cm">
              <text:p/>
            </draw:line>
            <draw:line draw:style-name="gr5" draw:text-style-name="P4" draw:layer="layout" svg:x1="18.78cm" svg:y1="10.165cm" svg:x2="18.78cm" svg:y2="10.483cm">
              <text:p/>
            </draw:line>
            <draw:line draw:style-name="gr5" draw:text-style-name="P4" draw:layer="layout" svg:x1="18.78cm" svg:y1="11.118cm" svg:x2="18.78cm" svg:y2="11.436cm">
              <text:p/>
            </draw:line>
            <draw:line draw:style-name="gr5" draw:text-style-name="P4" draw:layer="layout" svg:x1="18.78cm" svg:y1="12.07cm" svg:x2="18.78cm" svg:y2="12.388cm">
              <text:p/>
            </draw:line>
            <draw:line draw:style-name="gr5" draw:text-style-name="P4" draw:layer="layout" svg:x1="19.415cm" svg:y1="7.308cm" svg:x2="19.415cm" svg:y2="12.388cm">
              <text:p/>
            </draw:line>
            <draw:line draw:style-name="gr5" draw:text-style-name="P4" draw:layer="layout" svg:x1="19.415cm" svg:y1="12.388cm" svg:x2="18.78cm" svg:y2="12.388cm">
              <text:p/>
            </draw:line>
            <draw:line draw:style-name="gr8" draw:text-style-name="P4" draw:layer="layout" svg:x1="19.097cm" svg:y1="7.308cm" svg:x2="19.097cm" svg:y2="11.753cm">
              <text:p/>
            </draw:line>
          </draw:g>
          <draw:custom-shape draw:style-name="gr9" draw:text-style-name="P4" draw:layer="layout" svg:width="1.587cm" svg:height="0.635cm" svg:x="18.144cm" svg:y="6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2.54cm" svg:height="0.489cm" draw:transform="rotate (1.5695745963185) translate (17.97cm 10.8cm)">
            <draw:text-box>
              <text:p text:style-name="P2"><text:span text:style-name="T1">12V Pixels</text:span></text:p>
            </draw:text-box>
          </draw:frame>
        </draw:g>
        <draw:g>
          <draw:g>
            <draw:custom-shape draw:style-name="gr3" draw:text-style-name="P1" draw:layer="layout" svg:width="0.635cm" svg:height="0.635cm" svg:x="21.312cm" svg:y="8.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635cm" svg:height="0.635cm" svg:x="21.312cm" svg:y="7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635cm" svg:height="0.635cm" svg:x="21.312cm" svg:y="9.5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635cm" svg:height="0.635cm" svg:x="21.312cm" svg:y="10.5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635cm" svg:height="0.635cm" svg:x="21.312cm" svg:y="11.4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4" draw:layer="layout" svg:x1="21.312cm" svg:y1="7.35cm" svg:x2="21.312cm" svg:y2="11.795cm">
              <text:p/>
            </draw:line>
            <draw:line draw:style-name="gr5" draw:text-style-name="P4" draw:layer="layout" svg:x1="21.63cm" svg:y1="8.302cm" svg:x2="21.63cm" svg:y2="8.62cm">
              <text:p/>
            </draw:line>
            <draw:line draw:style-name="gr5" draw:text-style-name="P4" draw:layer="layout" svg:x1="21.63cm" svg:y1="7.349cm" svg:x2="21.63cm" svg:y2="7.667cm">
              <text:p/>
            </draw:line>
            <draw:line draw:style-name="gr5" draw:text-style-name="P4" draw:layer="layout" svg:x1="21.63cm" svg:y1="9.255cm" svg:x2="21.63cm" svg:y2="9.573cm">
              <text:p/>
            </draw:line>
            <draw:line draw:style-name="gr5" draw:text-style-name="P4" draw:layer="layout" svg:x1="21.63cm" svg:y1="10.207cm" svg:x2="21.63cm" svg:y2="10.525cm">
              <text:p/>
            </draw:line>
            <draw:line draw:style-name="gr5" draw:text-style-name="P4" draw:layer="layout" svg:x1="21.63cm" svg:y1="11.16cm" svg:x2="21.63cm" svg:y2="11.478cm">
              <text:p/>
            </draw:line>
            <draw:line draw:style-name="gr5" draw:text-style-name="P4" draw:layer="layout" svg:x1="21.63cm" svg:y1="12.112cm" svg:x2="21.63cm" svg:y2="12.43cm">
              <text:p/>
            </draw:line>
            <draw:line draw:style-name="gr5" draw:text-style-name="P4" draw:layer="layout" svg:x1="22.265cm" svg:y1="7.35cm" svg:x2="22.265cm" svg:y2="12.43cm">
              <text:p/>
            </draw:line>
            <draw:line draw:style-name="gr5" draw:text-style-name="P4" draw:layer="layout" svg:x1="22.265cm" svg:y1="12.43cm" svg:x2="21.63cm" svg:y2="12.43cm">
              <text:p/>
            </draw:line>
            <draw:line draw:style-name="gr6" draw:text-style-name="P4" draw:layer="layout" svg:x1="21.947cm" svg:y1="7.35cm" svg:x2="21.947cm" svg:y2="11.795cm">
              <text:p/>
            </draw:line>
          </draw:g>
          <draw:line draw:style-name="gr4" draw:text-style-name="P4" draw:layer="layout" svg:x1="21.312cm" svg:y1="7.351cm" svg:x2="21.312cm" svg:y2="11.796cm">
            <text:p/>
          </draw:line>
          <draw:custom-shape draw:style-name="gr7" draw:text-style-name="P4" draw:layer="layout" svg:width="1.587cm" svg:height="0.634cm" svg:x="20.995cm" svg:y="6.7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2.54cm" svg:height="0.727cm" svg:x="20.572cm" svg:y="6.672cm">
            <draw:text-box>
              <text:p text:style-name="P2"><text:span text:style-name="T1">4-Pin Conn</text:span><text:span text:style-name="T1"><text:line-break/></text:span><text:span text:style-name="T1">Style “A”</text:span></text:p>
            </draw:text-box>
          </draw:frame>
          <draw:frame draw:style-name="gr2" draw:text-style-name="P3" draw:layer="layout" svg:width="2.54cm" svg:height="0.489cm" draw:transform="rotate (1.5695745963185) translate (20.82cm 10.841cm)">
            <draw:text-box>
              <text:p text:style-name="P2"><text:span text:style-name="T1">5V Pixels</text:span></text:p>
            </draw:text-box>
          </draw:frame>
        </draw:g>
        <draw:line draw:style-name="gr6" draw:text-style-name="P4" draw:layer="layout" svg:x1="16.24cm" svg:y1="5.127cm" svg:x2="16.24cm" svg:y2="6.715cm">
          <text:p/>
        </draw:line>
        <draw:line draw:style-name="gr8" draw:text-style-name="P4" draw:layer="layout" svg:x1="19.097cm" svg:y1="6.715cm" svg:x2="19.097cm" svg:y2="5.445cm">
          <text:p/>
        </draw:line>
        <draw:line draw:style-name="gr4" draw:text-style-name="P4" draw:layer="layout" svg:x1="7.35cm" svg:y1="5.762cm" svg:x2="7.35cm" svg:y2="9.572cm">
          <text:p/>
        </draw:line>
        <draw:line draw:style-name="gr5" draw:text-style-name="P4" draw:layer="layout" svg:x1="10.207cm" svg:y1="6.08cm" svg:x2="10.207cm" svg:y2="6.715cm">
          <text:p/>
        </draw:line>
        <draw:line draw:style-name="gr6" draw:text-style-name="P4" draw:layer="layout" svg:x1="9.89cm" svg:y1="5.127cm" svg:x2="21.955cm" svg:y2="5.127cm">
          <text:p/>
        </draw:line>
        <draw:line draw:style-name="gr8" draw:text-style-name="P4" draw:layer="layout" svg:x1="9.255cm" svg:y1="5.445cm" svg:x2="19.097cm" svg:y2="5.445cm">
          <text:p/>
        </draw:line>
        <draw:line draw:style-name="gr4" draw:text-style-name="P4" draw:layer="layout" svg:x1="6.397cm" svg:y1="5.762cm" svg:x2="21.32cm" svg:y2="5.762cm">
          <text:p/>
        </draw:line>
        <draw:line draw:style-name="gr6" draw:text-style-name="P4" draw:layer="layout" svg:x1="10.525cm" svg:y1="5.127cm" svg:x2="10.525cm" svg:y2="6.715cm">
          <text:p/>
        </draw:line>
        <draw:line draw:style-name="gr8" draw:text-style-name="P4" draw:layer="layout" svg:x1="13.382cm" svg:y1="5.445cm" svg:x2="13.382cm" svg:y2="6.715cm">
          <text:p/>
        </draw:line>
        <draw:line draw:style-name="gr4" draw:text-style-name="P4" draw:layer="layout" svg:x1="9.89cm" svg:y1="5.762cm" svg:x2="9.89cm" svg:y2="6.715cm">
          <text:p/>
        </draw:line>
        <draw:line draw:style-name="gr5" draw:text-style-name="P4" draw:layer="layout" svg:x1="7.667cm" svg:y1="6.08cm" svg:x2="7.667cm" svg:y2="9.89cm">
          <text:p/>
        </draw:line>
        <draw:line draw:style-name="gr5" draw:text-style-name="P4" draw:layer="layout" svg:x1="7.667cm" svg:y1="9.89cm" svg:x2="6.397cm" svg:y2="9.89cm">
          <text:p/>
        </draw:line>
        <draw:line draw:style-name="gr5" draw:text-style-name="P4" draw:layer="layout" svg:x1="10.207cm" svg:y1="6.08cm" svg:x2="7.667cm" svg:y2="6.08cm">
          <text:p/>
        </draw:line>
        <draw:line draw:style-name="gr4" draw:text-style-name="P4" draw:layer="layout" svg:x1="15.605cm" svg:y1="5.762cm" svg:x2="15.605cm" svg:y2="6.715cm">
          <text:p/>
        </draw:line>
        <draw:line draw:style-name="gr4" draw:text-style-name="P4" draw:layer="layout" svg:x1="18.462cm" svg:y1="5.762cm" svg:x2="18.462cm" svg:y2="6.715cm">
          <text:p/>
        </draw:line>
        <draw:line draw:style-name="gr4" draw:text-style-name="P4" draw:layer="layout" svg:x1="21.32cm" svg:y1="5.762cm" svg:x2="21.32cm" svg:y2="6.715cm">
          <text:p/>
        </draw:line>
        <draw:line draw:style-name="gr6" draw:text-style-name="P4" draw:layer="layout" svg:x1="21.955cm" svg:y1="5.127cm" svg:x2="21.955cm" svg:y2="6.715cm">
          <text:p/>
        </draw:line>
        <draw:line draw:style-name="gr4" draw:text-style-name="P4" draw:layer="layout" svg:x1="6.397cm" svg:y1="9.572cm" svg:x2="7.35cm" svg:y2="9.572cm">
          <text:p/>
        </draw:line>
        <draw:line draw:style-name="gr6" draw:text-style-name="P4" draw:layer="layout" svg:x1="7.032cm" svg:y1="5.127cm" svg:x2="7.032cm" svg:y2="9.255cm">
          <text:p/>
        </draw:line>
        <draw:line draw:style-name="gr6" draw:text-style-name="P4" draw:layer="layout" svg:x1="7.032cm" svg:y1="9.255cm" svg:x2="6.397cm" svg:y2="9.255cm">
          <text:p/>
        </draw:line>
        <draw:line draw:style-name="gr4" draw:text-style-name="P4" draw:layer="layout" svg:x1="12.747cm" svg:y1="5.762cm" svg:x2="12.747cm" svg:y2="6.715cm">
          <text:p/>
        </draw:line>
        <draw:line draw:style-name="gr5" draw:text-style-name="P4" draw:layer="layout" svg:x1="21.637cm" svg:y1="6.08cm" svg:x2="21.637cm" svg:y2="6.715cm">
          <text:p/>
        </draw:line>
        <draw:line draw:style-name="gr5" draw:text-style-name="P4" draw:layer="layout" svg:x1="19.415cm" svg:y1="6.08cm" svg:x2="19.415cm" svg:y2="6.715cm">
          <text:p/>
        </draw:line>
        <draw:line draw:style-name="gr5" draw:text-style-name="P4" draw:layer="layout" svg:x1="16.557cm" svg:y1="6.08cm" svg:x2="16.557cm" svg:y2="6.715cm">
          <text:p/>
        </draw:line>
        <draw:line draw:style-name="gr5" draw:text-style-name="P4" draw:layer="layout" svg:x1="18.78cm" svg:y1="6.08cm" svg:x2="18.78cm" svg:y2="6.715cm">
          <text:p/>
        </draw:line>
        <draw:line draw:style-name="gr5" draw:text-style-name="P4" draw:layer="layout" svg:x1="13.065cm" svg:y1="6.08cm" svg:x2="13.065cm" svg:y2="6.715cm">
          <text:p/>
        </draw:line>
        <draw:line draw:style-name="gr5" draw:text-style-name="P4" draw:layer="layout" svg:x1="15.922cm" svg:y1="6.08cm" svg:x2="15.922cm" svg:y2="6.715cm">
          <text:p/>
        </draw:line>
        <draw:line draw:style-name="gr5" draw:text-style-name="P4" draw:layer="layout" svg:x1="10.842cm" svg:y1="6.08cm" svg:x2="10.842cm" svg:y2="6.715cm">
          <text:p/>
        </draw:line>
        <draw:line draw:style-name="gr5" draw:text-style-name="P4" draw:layer="layout" svg:x1="13.7cm" svg:y1="6.08cm" svg:x2="13.7cm" svg:y2="6.715cm">
          <text:p/>
        </draw:line>
        <draw:line draw:style-name="gr5" draw:text-style-name="P4" draw:layer="layout" svg:x1="13.065cm" svg:y1="6.08cm" svg:x2="10.842cm" svg:y2="6.08cm">
          <text:p/>
        </draw:line>
        <draw:line draw:style-name="gr5" draw:text-style-name="P4" draw:layer="layout" svg:x1="15.923cm" svg:y1="6.08cm" svg:x2="13.7cm" svg:y2="6.08cm">
          <text:p/>
        </draw:line>
        <draw:line draw:style-name="gr5" draw:text-style-name="P4" draw:layer="layout" svg:x1="18.78cm" svg:y1="6.08cm" svg:x2="16.557cm" svg:y2="6.08cm">
          <text:p/>
        </draw:line>
        <draw:line draw:style-name="gr5" draw:text-style-name="P4" draw:layer="layout" svg:x1="21.638cm" svg:y1="6.08cm" svg:x2="19.415cm" svg:y2="6.08cm">
          <text:p/>
        </draw:line>
        <draw:line draw:style-name="gr10" draw:text-style-name="P4" draw:layer="layout" svg:x1="21.955cm" svg:y1="5.127cm" svg:x2="23.86cm" svg:y2="5.127cm">
          <text:p/>
        </draw:line>
        <draw:line draw:style-name="gr11" draw:text-style-name="P4" draw:layer="layout" svg:x1="19.097cm" svg:y1="5.445cm" svg:x2="23.86cm" svg:y2="5.445cm">
          <text:p/>
        </draw:line>
        <draw:line draw:style-name="gr12" draw:text-style-name="P4" draw:layer="layout" svg:x1="21.32cm" svg:y1="5.762cm" svg:x2="23.86cm" svg:y2="5.762cm">
          <text:p/>
        </draw:line>
        <draw:line draw:style-name="gr13" draw:text-style-name="P4" draw:layer="layout" svg:x1="22.272cm" svg:y1="6.08cm" svg:x2="23.86cm" svg:y2="6.08cm">
          <text:p/>
        </draw:line>
        <draw:line draw:style-name="gr5" draw:text-style-name="P4" draw:layer="layout" svg:x1="22.272cm" svg:y1="6.08cm" svg:x2="22.272cm" svg:y2="6.715cm">
          <text:p/>
        </draw:line>
        <draw:g>
          <draw:custom-shape draw:style-name="gr14" draw:text-style-name="P5" draw:layer="layout" svg:width="0.166cm" svg:height="0.171cm" svg:x="8.321cm" svg:y="5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5" draw:text-style-name="P4" draw:layer="layout" svg:width="0.291cm" svg:height="0.123cm" draw:transform="skewX (-1.12957709189073) rotate (-1.34111099723244) translate (8.54848964224147cm 5.15053850997939cm)" svg:viewBox="0 0 292 124" svg:d="M0 124c292 0 292-124 292-124">
            <text:p/>
          </draw:path>
          <draw:custom-shape draw:style-name="gr14" draw:text-style-name="P5" draw:layer="layout" svg:width="0.166cm" svg:height="0.171cm" svg:x="8.743cm" svg:y="5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5" draw:text-style-name="P4" draw:layer="layout" svg:width="0.293cm" svg:height="0.123cm" draw:transform="skewX (1.13289321746952) rotate (-1.79873632710536) translate (8.743cm 5.47cm)" svg:viewBox="0 0 294 124" svg:d="M294 124c-293 0-294-124-294-124">
            <text:p/>
          </draw:path>
          <draw:line draw:style-name="gr8" draw:text-style-name="P4" draw:layer="layout" svg:x1="6.397cm" svg:y1="5.449cm" svg:x2="8.321cm" svg:y2="5.45cm">
            <text:p/>
          </draw:line>
          <draw:line draw:style-name="gr8" draw:text-style-name="P4" draw:layer="layout" svg:x1="8.909cm" svg:y1="5.441cm" svg:x2="9.89cm" svg:y2="5.449cm">
            <text:p/>
          </draw:line>
        </draw:g>
        <draw:g>
          <draw:custom-shape draw:style-name="gr16" draw:text-style-name="P5" draw:layer="layout" svg:width="0.166cm" svg:height="0.171cm" svg:x="8.321cm" svg:y="5.0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7" draw:text-style-name="P4" draw:layer="layout" svg:width="0.291cm" svg:height="0.123cm" draw:transform="skewX (-1.12957709189073) rotate (-1.34111099723244) translate (8.54848964224147cm 4.8255385099794cm)" svg:viewBox="0 0 292 124" svg:d="M0 124c292 0 292-124 292-124">
            <text:p/>
          </draw:path>
          <draw:custom-shape draw:style-name="gr16" draw:text-style-name="P5" draw:layer="layout" svg:width="0.166cm" svg:height="0.171cm" svg:x="8.743cm" svg:y="5.0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7" draw:text-style-name="P4" draw:layer="layout" svg:width="0.293cm" svg:height="0.123cm" draw:transform="skewX (1.13289321746952) rotate (-1.79873632710536) translate (8.743cm 5.14499999999999cm)" svg:viewBox="0 0 294 124" svg:d="M294 124c-293 0-294-124-294-124">
            <text:p/>
          </draw:path>
          <draw:line draw:style-name="gr6" draw:text-style-name="P4" draw:layer="layout" svg:x1="6.397cm" svg:y1="5.124cm" svg:x2="8.321cm" svg:y2="5.125cm">
            <text:p/>
          </draw:line>
          <draw:line draw:style-name="gr6" draw:text-style-name="P4" draw:layer="layout" svg:x1="8.909cm" svg:y1="5.116cm" svg:x2="9.89cm" svg:y2="5.124cm">
            <text:p/>
          </draw:line>
        </draw:g>
        <draw:frame draw:style-name="gr18" draw:text-style-name="P3" draw:layer="layout" svg:width="0.952cm" svg:height="0.489cm" svg:x="5.701cm" svg:y="4.872cm">
          <draw:text-box>
            <text:p text:style-name="P2"><text:span text:style-name="T1">5V</text:span></text:p>
          </draw:text-box>
        </draw:frame>
        <draw:frame draw:style-name="gr18" draw:text-style-name="P3" draw:layer="layout" svg:width="0.952cm" svg:height="0.489cm" svg:x="5.701cm" svg:y="5.193cm">
          <draw:text-box>
            <text:p text:style-name="P2"><text:span text:style-name="T1">12V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1T18:15:26.057000000</meta:creation-date>
    <dc:date>2021-06-01T22:52:07.302000000</dc:date>
    <meta:editing-duration>PT3H54M46S</meta:editing-duration>
    <meta:editing-cycles>2</meta:editing-cycles>
    <meta:generator>LibreOffice/7.0.4.2$Windows_X86_64 LibreOffice_project/dcf040e67528d9187c66b2379df5ea4407429775</meta:generator>
    <meta:document-statistic meta:object-count="159"/>
  </office:meta>
</office:document-meta>
</file>